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nux" svg:font-family="Linux"/>
    <style:font-face style:name="Lohit Devanagari1" svg:font-family="'Lohit Devanagari'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size="10pt" style:font-size-asian="10pt" style:font-name-complex="Arial"/>
    </style:style>
    <style:style style:name="P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0pt" style:font-size-asian="10pt" style:font-name-complex="Arial"/>
    </style:style>
    <style:style style:name="P3" style:family="paragraph" style:parent-style-name="Header">
      <style:paragraph-properties fo:margin-top="0cm" fo:margin-bottom="0cm" style:contextual-spacing="false"/>
      <style:text-properties style:font-name="Arial" fo:font-size="10pt" style:font-size-asian="10pt" style:font-name-complex="Arial"/>
    </style:style>
    <style:style style:name="P4" style:family="paragraph" style:parent-style-name="Header">
      <style:paragraph-properties fo:margin-top="0.106cm" fo:margin-bottom="0cm" style:contextual-spacing="false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Footer">
      <style:paragraph-properties fo:text-align="start" style:justify-single-word="false"/>
      <style:text-properties style:language-asian="en" style:country-asian="US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Com_20_marcadores" style:list-style-name="">
      <style:text-properties style:font-name="Linux Biolinum G" officeooo:rsid="0009b8bc" officeooo:paragraph-rsid="0009b8bc"/>
    </style:style>
    <style:style style:name="P9" style:family="paragraph" style:parent-style-name="Com_20_marcadores" style:list-style-name="WW8Num23">
      <style:paragraph-properties fo:text-align="justify" style:justify-single-word="false"/>
      <style:text-properties style:font-name="Linux Biolinum G"/>
    </style:style>
    <style:style style:name="P10" style:family="paragraph" style:parent-style-name="Com_20_marcadores">
      <style:paragraph-properties fo:text-align="justify" style:justify-single-word="false"/>
      <style:text-properties style:font-name="Linux Biolinum G" officeooo:paragraph-rsid="000ab3e3"/>
    </style:style>
    <style:style style:name="P11" style:family="paragraph" style:parent-style-name="Com_20_marcadores" style:list-style-name="WW8Num4">
      <style:paragraph-properties fo:line-height="115%"/>
      <style:text-properties officeooo:paragraph-rsid="0016b33a"/>
    </style:style>
    <style:style style:name="P12" style:family="paragraph" style:parent-style-name="Com_20_marcadores" style:list-style-name="WW8Num4">
      <style:paragraph-properties fo:line-height="115%"/>
      <style:text-properties officeooo:paragraph-rsid="0006561b"/>
    </style:style>
    <style:style style:name="P13" style:family="paragraph" style:parent-style-name="Com_20_marcadores" style:list-style-name="WW8Num4">
      <style:paragraph-properties fo:line-height="115%"/>
      <style:text-properties officeooo:paragraph-rsid="0009b8bc"/>
    </style:style>
    <style:style style:name="P14" style:family="paragraph" style:parent-style-name="Com_20_marcadores" style:list-style-name="WW8Num4">
      <style:paragraph-properties fo:line-height="115%"/>
      <style:text-properties officeooo:paragraph-rsid="001aab5e"/>
    </style:style>
    <style:style style:name="P15" style:family="paragraph" style:parent-style-name="Com_20_marcadores" style:list-style-name="">
      <style:paragraph-properties fo:line-height="115%"/>
      <style:text-properties officeooo:paragraph-rsid="001aab5e"/>
    </style:style>
    <style:style style:name="P16" style:family="paragraph" style:parent-style-name="Com_20_marcadores" style:list-style-name="">
      <style:paragraph-properties fo:line-height="115%"/>
      <style:text-properties officeooo:paragraph-rsid="0009b8bc"/>
    </style:style>
    <style:style style:name="P17" style:family="paragraph" style:parent-style-name="Com_20_marcadores">
      <style:paragraph-properties fo:line-height="115%"/>
      <style:text-properties officeooo:paragraph-rsid="00055a27"/>
    </style:style>
    <style:style style:name="P18" style:family="paragraph" style:parent-style-name="Corpo_20_de_20_texto_20_3">
      <style:paragraph-properties fo:text-align="justify" style:justify-single-word="false"/>
      <style:text-properties fo:color="#c9211e" loext:opacity="100%" style:font-name="Linux Biolinum G" officeooo:rsid="0023b422" officeooo:paragraph-rsid="0025cfc1"/>
    </style:style>
    <style:style style:name="P19" style:family="paragraph" style:parent-style-name="Corpo_20_de_20_texto_20_3">
      <style:paragraph-properties fo:text-align="justify" style:justify-single-word="false"/>
      <style:text-properties fo:color="#c9211e" loext:opacity="100%" style:font-name="Linux Biolinum G" officeooo:rsid="0023b422" officeooo:paragraph-rsid="0023b422"/>
    </style:style>
    <style:style style:name="P20" style:family="paragraph" style:parent-style-name="Footer">
      <style:paragraph-properties fo:text-align="end" style:justify-single-word="false"/>
    </style:style>
    <style:style style:name="P21" style:family="paragraph" style:parent-style-name="Header">
      <style:text-properties style:font-name="Linux"/>
    </style:style>
    <style:style style:name="P22" style:family="paragraph" style:parent-style-name="Heading_20_1">
      <style:paragraph-properties fo:text-align="justify" style:justify-single-word="false"/>
      <style:text-properties style:use-window-font-color="true" loext:opacity="0%" style:font-name="Linux Biolinum G" fo:font-size="14pt" fo:language="pt" fo:country="BR" style:text-underline-style="solid" style:text-underline-type="double" style:text-underline-width="auto" style:text-underline-color="font-color" fo:font-weight="bold" officeooo:rsid="0022f525" officeooo:paragraph-rsid="0022f525" style:letter-kerning="true" style:font-name-asian="Times New Roman" style:font-size-asian="14pt" style:font-weight-asian="bold" style:font-name-complex="Arial" style:font-size-complex="10pt" style:language-complex="ar" style:country-complex="SA"/>
    </style:style>
    <style:style style:name="P23" style:family="paragraph" style:parent-style-name="Heading_20_1">
      <style:paragraph-properties fo:text-align="justify" style:justify-single-word="false"/>
      <style:text-properties style:use-window-font-color="true" loext:opacity="0%" style:font-name="Linux Biolinum G" fo:font-size="14pt" fo:language="pt" fo:country="BR" fo:font-weight="bold" officeooo:rsid="0023b422" officeooo:paragraph-rsid="0023b422" style:letter-kerning="true" style:font-name-asian="Times New Roman" style:font-size-asian="14pt" style:font-weight-asian="bold" style:font-name-complex="Arial" style:font-size-complex="10pt" style:language-complex="ar" style:country-complex="SA"/>
    </style:style>
    <style:style style:name="P24" style:family="paragraph" style:parent-style-name="Heading_20_1">
      <style:paragraph-properties fo:margin-left="0.76cm" fo:margin-right="0cm" fo:text-indent="-0.76cm" style:auto-text-indent="false"/>
      <style:text-properties style:font-name="Linux Biolinum G" officeooo:rsid="0016b33a" officeooo:paragraph-rsid="0016b33a"/>
    </style:style>
    <style:style style:name="P25" style:family="paragraph" style:parent-style-name="Heading_20_1" style:list-style-name="" style:master-page-name="Standard">
      <style:paragraph-properties style:page-number="auto"/>
      <style:text-properties style:use-window-font-color="true" loext:opacity="0%" style:font-name="Linux Biolinum G" fo:font-size="14pt" fo:language="pt" fo:country="BR" style:text-underline-style="solid" style:text-underline-type="double" style:text-underline-width="auto" style:text-underline-color="font-color" fo:font-weight="bold" officeooo:rsid="000443eb" officeooo:paragraph-rsid="000443eb" style:letter-kerning="true" style:font-name-asian="Times New Roman" style:font-size-asian="14pt" style:font-weight-asian="bold" style:font-name-complex="Arial" style:font-size-complex="10pt" style:language-complex="ar" style:country-complex="SA"/>
    </style:style>
    <style:style style:name="P26" style:family="paragraph" style:parent-style-name="Requisito">
      <style:paragraph-properties fo:text-align="center" style:justify-single-word="false"/>
      <style:text-properties style:font-name="Linux Biolinum G" officeooo:paragraph-rsid="00055a27"/>
    </style:style>
    <style:style style:name="P27" style:family="paragraph" style:parent-style-name="Requisito">
      <style:paragraph-properties fo:text-align="center" style:justify-single-word="false"/>
      <style:text-properties style:font-name="Linux Biolinum G" officeooo:paragraph-rsid="0025cfc1"/>
    </style:style>
    <style:style style:name="P28" style:family="paragraph" style:parent-style-name="Requisito">
      <style:text-properties officeooo:paragraph-rsid="001aab5e"/>
    </style:style>
    <style:style style:name="P29" style:family="paragraph" style:parent-style-name="Requisito">
      <style:paragraph-properties fo:text-align="center" style:justify-single-word="false"/>
      <style:text-properties officeooo:paragraph-rsid="00055a27"/>
    </style:style>
    <style:style style:name="P30" style:family="paragraph" style:parent-style-name="Requisito">
      <style:paragraph-properties fo:text-align="center" style:justify-single-word="false"/>
      <style:text-properties officeooo:paragraph-rsid="0021be85"/>
    </style:style>
    <style:style style:name="P31" style:family="paragraph" style:parent-style-name="Requisito">
      <style:paragraph-properties fo:text-align="center" style:justify-single-word="false"/>
      <style:text-properties officeooo:paragraph-rsid="0024bb30"/>
    </style:style>
    <style:style style:name="P32" style:family="paragraph" style:parent-style-name="Requisito">
      <style:paragraph-properties fo:text-align="center" style:justify-single-word="false"/>
      <style:text-properties officeooo:paragraph-rsid="0025cfc1"/>
    </style:style>
    <style:style style:name="P33" style:family="paragraph" style:parent-style-name="Standard">
      <style:text-properties style:use-window-font-color="true" loext:opacity="0%" style:font-name="Linux Biolinum G" fo:language="pt" fo:country="BR" style:font-name-asian="Times New Roman" style:language-complex="ar" style:country-complex="SA"/>
    </style:style>
    <style:style style:name="P34" style:family="paragraph" style:parent-style-name="Standard" style:list-style-name="L1">
      <style:paragraph-properties fo:line-height="115%"/>
      <style:text-properties style:font-name="Linux Biolinum G" officeooo:rsid="000f790f" officeooo:paragraph-rsid="000f790f"/>
    </style:style>
    <style:style style:name="P35" style:family="paragraph" style:parent-style-name="Standard">
      <style:text-properties style:font-name="Linux Biolinum G" officeooo:paragraph-rsid="00055a27"/>
    </style:style>
    <style:style style:name="P36" style:family="paragraph" style:parent-style-name="Standard">
      <style:paragraph-properties fo:text-align="justify" style:justify-single-word="false"/>
      <style:text-properties style:font-name="Linux Biolinum G"/>
    </style:style>
    <style:style style:name="P37" style:family="paragraph" style:parent-style-name="Standard">
      <style:paragraph-properties fo:text-align="justify" style:justify-single-word="false"/>
      <style:text-properties style:font-name="Linux Biolinum G" officeooo:paragraph-rsid="00055a27"/>
    </style:style>
    <style:style style:name="P38" style:family="paragraph" style:parent-style-name="Standard">
      <style:paragraph-properties fo:text-align="justify" style:justify-single-word="false"/>
      <style:text-properties style:font-name="Linux Biolinum G" officeooo:paragraph-rsid="00080fa4"/>
    </style:style>
    <style:style style:name="P39" style:family="paragraph" style:parent-style-name="Standard">
      <style:paragraph-properties fo:text-align="justify" style:justify-single-word="false"/>
      <style:text-properties style:font-name="Linux Biolinum G" officeooo:paragraph-rsid="00200876"/>
    </style:style>
    <style:style style:name="P40" style:family="paragraph" style:parent-style-name="Standard">
      <style:paragraph-properties fo:text-align="justify" style:justify-single-word="false"/>
      <style:text-properties style:font-name="Linux Biolinum G" officeooo:paragraph-rsid="0021be85"/>
    </style:style>
    <style:style style:name="P41" style:family="paragraph" style:parent-style-name="Standard">
      <style:paragraph-properties fo:text-align="justify" style:justify-single-word="false"/>
      <style:text-properties style:font-name="Linux Biolinum G" officeooo:paragraph-rsid="0025cfc1"/>
    </style:style>
    <style:style style:name="P42" style:family="paragraph" style:parent-style-name="Standard">
      <style:paragraph-properties fo:text-align="justify" style:justify-single-word="false"/>
      <style:text-properties style:font-name="Linux Biolinum G" fo:font-weight="bold" officeooo:paragraph-rsid="00055a27" style:font-weight-asian="bold"/>
    </style:style>
    <style:style style:name="P43" style:family="paragraph" style:parent-style-name="Standard">
      <style:paragraph-properties fo:line-height="115%"/>
      <style:text-properties style:font-name="Linux Biolinum G" officeooo:paragraph-rsid="000f790f"/>
    </style:style>
    <style:style style:name="P44" style:family="paragraph" style:parent-style-name="Standard">
      <style:paragraph-properties fo:text-align="justify" style:justify-single-word="false"/>
      <style:text-properties fo:color="#0000ff" loext:opacity="100%" style:font-name="Linux Biolinum G" fo:font-style="italic" fo:font-weight="bold" officeooo:paragraph-rsid="00055a27" style:font-style-asian="italic" style:font-weight-asian="bold"/>
    </style:style>
    <style:style style:name="P45" style:family="paragraph" style:parent-style-name="Standard">
      <style:paragraph-properties fo:text-align="justify" style:justify-single-word="false"/>
      <style:text-properties fo:color="#0000ff" loext:opacity="100%" style:font-name="Linux Biolinum G" fo:font-style="italic" fo:font-weight="bold" officeooo:paragraph-rsid="0021be85" style:font-style-asian="italic" style:font-weight-asian="bold"/>
    </style:style>
    <style:style style:name="P46" style:family="paragraph" style:parent-style-name="Standard">
      <style:paragraph-properties fo:text-align="justify" style:justify-single-word="false"/>
      <style:text-properties fo:color="#0000ff" loext:opacity="100%" style:font-name="Linux Biolinum G"/>
    </style:style>
    <style:style style:name="P47" style:family="paragraph" style:parent-style-name="Standard">
      <style:paragraph-properties fo:text-align="justify" style:justify-single-word="false"/>
      <style:text-properties fo:color="#0000ff" loext:opacity="100%" style:font-name="Linux Biolinum G" officeooo:paragraph-rsid="0025cfc1"/>
    </style:style>
    <style:style style:name="P48" style:family="paragraph" style:parent-style-name="Standard" style:list-style-name="L1">
      <style:paragraph-properties fo:line-height="115%"/>
      <style:text-properties officeooo:paragraph-rsid="000f790f"/>
    </style:style>
    <style:style style:name="P49" style:family="paragraph" style:parent-style-name="Standard" style:list-style-name="L1">
      <style:paragraph-properties fo:line-height="115%"/>
      <style:text-properties officeooo:paragraph-rsid="0013dd84"/>
    </style:style>
    <style:style style:name="P50" style:family="paragraph" style:parent-style-name="Standard">
      <style:paragraph-properties fo:line-height="115%"/>
      <style:text-properties officeooo:paragraph-rsid="0013dd84"/>
    </style:style>
    <style:style style:name="P51" style:family="paragraph" style:parent-style-name="Standard">
      <style:paragraph-properties fo:text-align="justify" style:justify-single-word="false"/>
      <style:text-properties officeooo:paragraph-rsid="00055a27"/>
    </style:style>
    <style:style style:name="P52" style:family="paragraph" style:parent-style-name="Standard">
      <style:paragraph-properties fo:text-align="justify" style:justify-single-word="false"/>
      <style:text-properties officeooo:paragraph-rsid="002062f3"/>
    </style:style>
    <style:style style:name="P53" style:family="paragraph" style:parent-style-name="Standard">
      <style:paragraph-properties fo:text-align="justify" style:justify-single-word="false"/>
      <style:text-properties officeooo:paragraph-rsid="0020b8cc"/>
    </style:style>
    <style:style style:name="P54" style:family="paragraph" style:parent-style-name="Standard">
      <style:paragraph-properties fo:text-align="justify" style:justify-single-word="false"/>
      <style:text-properties officeooo:paragraph-rsid="0021be85"/>
    </style:style>
    <style:style style:name="P55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Linux"/>
    </style:style>
    <style:style style:name="P56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Linux" officeooo:paragraph-rsid="0011aa4f"/>
    </style:style>
    <style:style style:name="P57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Linux" fo:font-size="10pt" officeooo:rsid="00026416" officeooo:paragraph-rsid="00026416" style:font-size-asian="10pt" style:font-name-complex="Arial"/>
    </style:style>
    <style:style style:name="P5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Linux" fo:font-size="10pt" officeooo:rsid="000e8142" officeooo:paragraph-rsid="000e8142" style:font-size-asian="10pt" style:font-name-complex="Arial"/>
    </style:style>
    <style:style style:name="T1" style:family="text">
      <style:text-properties style:use-window-font-color="true" loext:opacity="0%" fo:font-size="12pt" fo:language="pt" fo:country="BR" fo:font-weight="bold" officeooo:rsid="000f790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" style:family="text">
      <style:text-properties style:use-window-font-color="true" loext:opacity="0%" fo:font-size="12pt" fo:language="pt" fo:country="BR" officeooo:rsid="001102ba" style:font-name-asian="Times New Roman" style:font-size-asian="12pt" style:font-name-complex="Times New Roman" style:font-size-complex="12pt" style:language-complex="ar" style:country-complex="SA"/>
    </style:style>
    <style:style style:name="T3" style:family="text">
      <style:text-properties style:use-window-font-color="true" loext:opacity="0%" fo:font-size="12pt" fo:language="pt" fo:country="BR" officeooo:rsid="000f790f" style:font-name-asian="Times New Roman" style:font-size-asian="12pt" style:font-name-complex="Times New Roman" style:font-size-complex="12pt" style:language-complex="ar" style:country-complex="SA"/>
    </style:style>
    <style:style style:name="T4" style:family="text">
      <style:text-properties style:use-window-font-color="true" loext:opacity="0%" fo:font-size="12pt" fo:language="pt" fo:country="BR" officeooo:rsid="001aab5e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use-window-font-color="true" loext:opacity="0%" fo:font-size="12pt" fo:language="pt" fo:country="BR" officeooo:rsid="00200876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use-window-font-color="true" loext:opacity="0%" fo:font-size="10pt" fo:language="pt" fo:country="BR" officeooo:rsid="00026416" style:font-name-asian="Times New Roman" style:font-size-asian="10pt" style:font-name-complex="Arial" style:font-size-complex="12pt" style:language-complex="ar" style:country-complex="SA"/>
    </style:style>
    <style:style style:name="T7" style:family="text">
      <style:text-properties style:use-window-font-color="true" loext:opacity="0%" fo:font-size="10pt" fo:language="pt" fo:country="BR" officeooo:rsid="000e8142" style:font-name-asian="Times New Roman" style:font-size-asian="10pt" style:font-name-complex="Arial" style:font-size-complex="12pt" style:language-complex="ar" style:country-complex="SA"/>
    </style:style>
    <style:style style:name="T8" style:family="text">
      <style:text-properties style:use-window-font-color="true" loext:opacity="0%" fo:font-size="10pt" fo:language="pt" fo:country="BR" officeooo:rsid="000d9167" style:font-name-asian="Times New Roman" style:font-size-asian="10pt" style:font-name-complex="Arial" style:font-size-complex="12pt" style:language-complex="ar" style:country-complex="SA"/>
    </style:style>
    <style:style style:name="T9" style:family="text">
      <style:text-properties style:use-window-font-color="true" loext:opacity="0%" style:font-name="Linux Biolinum G" fo:font-size="12pt" fo:language="pt" fo:country="BR" officeooo:rsid="001102ba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style:use-window-font-color="true" loext:opacity="0%" style:font-name="Linux Biolinum G" fo:font-size="12pt" fo:language="pt" fo:country="BR" officeooo:rsid="0011aa4f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style:use-window-font-color="true" loext:opacity="0%" style:font-name="Linux Biolinum G" fo:font-size="12pt" fo:language="pt" fo:country="BR" officeooo:rsid="0011ef49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style:use-window-font-color="true" loext:opacity="0%" style:font-name="Linux Biolinum G" fo:font-size="12pt" fo:language="pt" fo:country="BR" officeooo:rsid="00110c45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style:use-window-font-color="true" loext:opacity="0%" style:font-name="Linux Biolinum G" fo:font-size="12pt" fo:language="pt" fo:country="BR" officeooo:rsid="0013dd84" style:font-name-asian="Times New Roman" style:font-size-asian="12pt" style:font-name-complex="Times New Roman" style:font-size-complex="12pt" style:language-complex="ar" style:country-complex="SA"/>
    </style:style>
    <style:style style:name="T14" style:family="text">
      <style:text-properties style:use-window-font-color="true" loext:opacity="0%" style:font-name="Linux Biolinum G" fo:font-size="12pt" fo:language="pt" fo:country="BR" officeooo:rsid="001aab5e" style:font-name-asian="Times New Roman" style:font-size-asian="12pt" style:font-name-complex="Times New Roman" style:font-size-complex="12pt" style:language-complex="ar" style:country-complex="SA"/>
    </style:style>
    <style:style style:name="T15" style:family="text">
      <style:text-properties style:use-window-font-color="true" loext:opacity="0%" style:font-name="Linux Biolinum G" fo:font-size="12pt" fo:language="pt" fo:country="BR" officeooo:rsid="001fe3a7" style:font-name-asian="Times New Roman" style:font-size-asian="12pt" style:font-name-complex="Times New Roman" style:font-size-complex="12pt" style:language-complex="ar" style:country-complex="SA"/>
    </style:style>
    <style:style style:name="T16" style:family="text">
      <style:text-properties style:use-window-font-color="true" loext:opacity="0%" style:font-name="Linux Biolinum G" fo:font-size="12pt" fo:language="pt" fo:country="BR" officeooo:rsid="00200876" style:font-name-asian="Times New Roman" style:font-size-asian="12pt" style:font-name-complex="Times New Roman" style:font-size-complex="12pt" style:language-complex="ar" style:country-complex="SA"/>
    </style:style>
    <style:style style:name="T17" style:family="text">
      <style:text-properties style:use-window-font-color="true" loext:opacity="0%" style:font-name="Linux Biolinum G" fo:font-size="12pt" fo:language="pt" fo:country="BR" officeooo:rsid="002062f3" style:font-name-asian="Times New Roman" style:font-size-asian="12pt" style:font-name-complex="Times New Roman" style:font-size-complex="12pt" style:language-complex="ar" style:country-complex="SA"/>
    </style:style>
    <style:style style:name="T18" style:family="text">
      <style:text-properties style:use-window-font-color="true" loext:opacity="0%" style:font-name="Linux Biolinum G" fo:font-size="12pt" fo:language="pt" fo:country="BR" officeooo:rsid="002062f3" style:font-name-asian="Times New Roman" style:font-size-asian="12pt" style:font-name-complex="Times New Roman" style:font-size-complex="12pt" style:language-complex="ar" style:country-complex="SA" style:font-weight-complex="bold"/>
    </style:style>
    <style:style style:name="T19" style:family="text">
      <style:text-properties style:use-window-font-color="true" loext:opacity="0%" style:font-name="Linux Biolinum G" fo:font-size="12pt" fo:language="pt" fo:country="BR" officeooo:rsid="0020b8cc" style:font-name-asian="Times New Roman" style:font-size-asian="12pt" style:font-name-complex="Times New Roman" style:font-size-complex="12pt" style:language-complex="ar" style:country-complex="SA" style:font-weight-complex="bold"/>
    </style:style>
    <style:style style:name="T20" style:family="text">
      <style:text-properties style:use-window-font-color="true" loext:opacity="0%" style:font-name="Linux Biolinum G" fo:font-size="12pt" fo:language="pt" fo:country="BR" officeooo:rsid="002455f6" style:font-name-asian="Times New Roman" style:font-size-asian="12pt" style:font-name-complex="Times New Roman" style:font-size-complex="12pt" style:language-complex="ar" style:country-complex="SA"/>
    </style:style>
    <style:style style:name="T21" style:family="text">
      <style:text-properties style:use-window-font-color="true" loext:opacity="0%" style:font-name="Linux Biolinum G" fo:font-size="12pt" fo:language="pt" fo:country="BR" officeooo:rsid="0026d1ba" style:font-name-asian="Times New Roman" style:font-size-asian="12pt" style:font-name-complex="Times New Roman" style:font-size-complex="12pt" style:language-complex="ar" style:country-complex="SA"/>
    </style:style>
    <style:style style:name="T22" style:family="text">
      <style:text-properties style:use-window-font-color="true" loext:opacity="0%" style:font-name="Linux Biolinum G" fo:font-size="12pt" fo:language="pt" fo:country="BR" officeooo:rsid="0014d7ca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23" style:family="text">
      <style:text-properties style:use-window-font-color="true" loext:opacity="0%" style:font-name="Linux Biolinum G" fo:font-size="12pt" fo:language="pt" fo:country="BR" officeooo:rsid="0016b33a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24" style:family="text">
      <style:text-properties style:use-window-font-color="true" loext:opacity="0%" style:font-name="Linux Biolinum G" fo:font-size="12pt" fo:language="pt" fo:country="BR" officeooo:rsid="00177416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25" style:family="text">
      <style:text-properties style:use-window-font-color="true" loext:opacity="0%" style:font-name="Linux Biolinum G" fo:font-size="12pt" fo:language="pt" fo:country="BR" officeooo:rsid="001aab5e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26" style:family="text">
      <style:text-properties style:use-window-font-color="true" loext:opacity="0%" style:font-name="Linux Biolinum G" fo:font-size="12pt" fo:language="pt" fo:country="BR" officeooo:rsid="001cd8ec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27" style:family="text">
      <style:text-properties style:use-window-font-color="true" loext:opacity="0%" style:font-name="Linux Biolinum G" fo:font-size="12pt" fo:language="pt" fo:country="BR" officeooo:rsid="001eb69b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28" style:family="text">
      <style:text-properties style:use-window-font-color="true" loext:opacity="0%" style:font-name="Linux Biolinum G" fo:font-size="12pt" fo:language="pt" fo:country="BR" fo:font-weight="bold" officeooo:rsid="0009b8bc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29" style:family="text">
      <style:text-properties style:use-window-font-color="true" loext:opacity="0%" style:font-name="Linux Biolinum G" fo:font-size="12pt" fo:language="pt" fo:country="BR" fo:font-weight="bold" officeooo:rsid="00055a27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30" style:family="text">
      <style:text-properties style:use-window-font-color="true" loext:opacity="0%" style:font-name="Linux Biolinum G" fo:font-size="12pt" fo:language="pt" fo:country="BR" fo:font-weight="bold" officeooo:rsid="001eb69b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31" style:family="text">
      <style:text-properties style:use-window-font-color="true" loext:opacity="0%" style:font-name="Linux Biolinum G" fo:font-size="12pt" fo:language="pt" fo:country="BR" fo:font-weight="bold" officeooo:rsid="0016b33a" style:font-name-asian="Times New Roman" style:font-size-asian="12pt" style:font-weight-asian="bold" style:font-name-complex="Arial" style:font-size-complex="10pt" style:language-complex="ar" style:country-complex="SA" style:font-style-complex="italic"/>
    </style:style>
    <style:style style:name="T32" style:family="text">
      <style:text-properties style:use-window-font-color="true" loext:opacity="0%" style:font-name="Linux Biolinum G" fo:font-size="12pt" fo:language="pt" fo:country="BR" fo:font-weight="bold" officeooo:rsid="001aab5e" style:font-name-asian="Times New Roman" style:font-size-asian="12pt" style:font-weight-asian="bold" style:font-name-complex="Arial" style:font-size-complex="10pt" style:language-complex="ar" style:country-complex="SA" style:font-style-complex="italic"/>
    </style:style>
    <style:style style:name="T33" style:family="text">
      <style:text-properties style:use-window-font-color="true" loext:opacity="0%" style:font-name="Linux Biolinum G" fo:font-size="12pt" fo:language="pt" fo:country="BR" fo:font-weight="bold" officeooo:rsid="0016b33a" style:font-name-asian="Times New Roman" style:font-size-asian="12pt" style:font-weight-asian="bold" style:font-name-complex="Arial" style:font-size-complex="10pt" style:language-complex="ar" style:country-complex="SA"/>
    </style:style>
    <style:style style:name="T34" style:family="text">
      <style:text-properties style:use-window-font-color="true" loext:opacity="0%" style:font-name="Linux Biolinum G" fo:font-size="12pt" fo:language="pt" fo:country="BR" fo:font-weight="bold" officeooo:rsid="0021be85" style:font-name-asian="Times New Roman" style:font-size-asian="12pt" style:font-weight-asian="bold" style:font-name-complex="Arial" style:font-size-complex="10pt" style:language-complex="ar" style:country-complex="SA"/>
    </style:style>
    <style:style style:name="T35" style:family="text">
      <style:text-properties style:use-window-font-color="true" loext:opacity="0%" style:font-name="Linux Biolinum G" fo:font-size="12pt" fo:language="pt" fo:country="BR" fo:font-weight="bold" officeooo:rsid="0025cfc1" style:font-name-asian="Times New Roman" style:font-size-asian="12pt" style:font-weight-asian="bold" style:font-name-complex="Arial" style:font-size-complex="10pt" style:language-complex="ar" style:country-complex="SA"/>
    </style:style>
    <style:style style:name="T36" style:family="text">
      <style:text-properties style:use-window-font-color="true" loext:opacity="0%" style:font-name="Linux Biolinum G" fo:font-size="12pt" fo:language="pt" fo:country="BR" officeooo:rsid="0016b33a" fo:background-color="transparent" loext:char-shading-value="0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37" style:family="text">
      <style:text-properties style:use-window-font-color="true" loext:opacity="0%" style:font-name="Linux Biolinum G" fo:font-size="12pt" fo:language="pt" fo:country="BR" officeooo:rsid="00177416" fo:background-color="transparent" loext:char-shading-value="0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38" style:family="text">
      <style:text-properties style:use-window-font-color="true" loext:opacity="0%" style:font-name="Linux Biolinum G" fo:font-size="12pt" fo:language="pt" fo:country="BR" officeooo:rsid="001aab5e" fo:background-color="transparent" loext:char-shading-value="0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39" style:family="text">
      <style:text-properties style:use-window-font-color="true" loext:opacity="0%" style:font-name="Linux Biolinum G" fo:font-size="12pt" fo:language="pt" fo:country="BR" officeooo:rsid="00177416" fo:background-color="transparent" loext:char-shading-value="0" style:font-name-asian="Times New Roman" style:font-size-asian="12pt" style:font-name-complex="Times New Roman" style:font-size-complex="10pt" style:language-complex="ar" style:country-complex="SA" style:font-style-complex="italic" style:font-weight-complex="bold"/>
    </style:style>
    <style:style style:name="T40" style:family="text">
      <style:text-properties style:use-window-font-color="true" loext:opacity="0%" style:font-name="Linux Biolinum G" fo:font-size="12pt" fo:language="pt" fo:country="BR" officeooo:rsid="0018c741" fo:background-color="transparent" loext:char-shading-value="0" style:font-name-asian="Times New Roman" style:font-size-asian="12pt" style:font-name-complex="Times New Roman" style:font-size-complex="10pt" style:language-complex="ar" style:country-complex="SA" style:font-style-complex="italic" style:font-weight-complex="bold"/>
    </style:style>
    <style:style style:name="T41" style:family="text">
      <style:text-properties style:use-window-font-color="true" loext:opacity="0%" style:font-name="Linux Biolinum G" fo:font-size="12pt" fo:language="pt" fo:country="BR" officeooo:rsid="0006561b" fo:background-color="transparent" loext:char-shading-value="0" style:font-name-asian="Times New Roman" style:font-size-asian="12pt" style:font-name-complex="Times New Roman" style:font-size-complex="10pt" style:language-complex="ar" style:country-complex="SA" style:font-style-complex="italic" style:font-weight-complex="bold"/>
    </style:style>
    <style:style style:name="T42" style:family="text">
      <style:text-properties style:use-window-font-color="true" loext:opacity="0%" style:font-name="Linux Biolinum G" fo:font-size="12pt" fo:language="pt" fo:country="BR" officeooo:rsid="001aab5e" fo:background-color="transparent" loext:char-shading-value="0" style:font-name-asian="Times New Roman" style:font-size-asian="12pt" style:font-name-complex="Times New Roman" style:font-size-complex="10pt" style:language-complex="ar" style:country-complex="SA" style:font-style-complex="italic" style:font-weight-complex="bold"/>
    </style:style>
    <style:style style:name="T43" style:family="text">
      <style:text-properties style:use-window-font-color="true" loext:opacity="0%" style:font-name="Linux Biolinum G" fo:font-size="12pt" fo:language="pt" fo:country="BR" officeooo:rsid="001bf09d" fo:background-color="transparent" loext:char-shading-value="0" style:font-name-asian="Times New Roman" style:font-size-asian="12pt" style:font-name-complex="Times New Roman" style:font-size-complex="10pt" style:language-complex="ar" style:country-complex="SA" style:font-style-complex="italic" style:font-weight-complex="bold"/>
    </style:style>
    <style:style style:name="T44" style:family="text">
      <style:text-properties style:use-window-font-color="true" loext:opacity="0%" style:font-name="Linux Biolinum G" fo:font-size="12pt" fo:language="pt" fo:country="BR" officeooo:rsid="00080fa4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45" style:family="text">
      <style:text-properties style:use-window-font-color="true" loext:opacity="0%" style:font-name="Linux Biolinum G" fo:font-size="12pt" fo:language="pt" fo:country="BR" fo:font-style="normal" fo:font-weight="bold" officeooo:rsid="0023b422" style:font-name-asian="Times New Roman" style:font-size-asian="12pt" style:font-style-asian="normal" style:font-weight-asian="bold" style:font-name-complex="Arial" style:font-size-complex="10pt" style:language-complex="ar" style:country-complex="SA" style:font-style-complex="normal"/>
    </style:style>
    <style:style style:name="T46" style:family="text">
      <style:text-properties style:use-window-font-color="true" loext:opacity="0%" style:font-name="Linux Biolinum G" fo:font-size="12pt" fo:language="pt" fo:country="BR" fo:font-weight="normal" officeooo:rsid="0023b422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7" style:family="text">
      <style:text-properties style:use-window-font-color="true" loext:opacity="0%" style:font-name="Linux Biolinum G" fo:font-size="12pt" fo:language="pt" fo:country="BR" fo:font-weight="normal" officeooo:rsid="0026d1ba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8" style:family="text">
      <style:text-properties style:use-window-font-color="true" loext:opacity="0%" fo:font-size="14pt" fo:language="pt" fo:country="BR" fo:font-weight="bold" style:letter-kerning="true" style:font-name-asian="Times New Roman" style:font-size-asian="14pt" style:font-weight-asian="bold" style:font-name-complex="Arial" style:font-size-complex="10pt" style:language-complex="ar" style:country-complex="SA"/>
    </style:style>
    <style:style style:name="T49" style:family="text">
      <style:text-properties fo:color="#000000" loext:opacity="100%" fo:font-size="10pt" fo:language="pt" fo:country="BR" officeooo:rsid="00026416" style:font-name-asian="Times New Roman" style:font-size-asian="10pt" style:font-name-complex="Arial" style:font-size-complex="12pt" style:language-complex="ar" style:country-complex="SA"/>
    </style:style>
    <style:style style:name="T50" style:family="text">
      <style:text-properties fo:color="#000000" loext:opacity="100%" fo:font-size="9.75pt" fo:language="pt" fo:country="BR" officeooo:rsid="00026416" style:font-name-asian="Times New Roman" style:font-size-asian="10pt" style:font-name-complex="Arial" style:font-size-complex="12pt" style:language-complex="ar" style:country-complex="SA"/>
    </style:style>
    <style:style style:name="T51" style:family="text">
      <style:text-properties style:language-asian="en" style:country-asian="US"/>
    </style:style>
    <style:style style:name="T52" style:family="text">
      <style:text-properties style:font-style-complex="italic"/>
    </style:style>
    <style:style style:name="T53" style:family="text">
      <style:text-properties officeooo:rsid="0025cfc1" style:font-style-complex="italic"/>
    </style:style>
    <style:style style:name="T54" style:family="text">
      <style:text-properties fo:font-weight="bold" style:font-weight-asian="bold"/>
    </style:style>
    <style:style style:name="T55" style:family="text">
      <style:text-properties style:font-name-asian="Arial"/>
    </style:style>
    <style:style style:name="T56" style:family="text">
      <style:text-properties officeooo:rsid="000443eb"/>
    </style:style>
    <style:style style:name="T57" style:family="text">
      <style:text-properties officeooo:rsid="00055a27"/>
    </style:style>
    <style:style style:name="T58" style:family="text">
      <style:text-properties officeooo:rsid="000ab3e3" fo:background-color="#ffff00" loext:char-shading-value="0"/>
    </style:style>
    <style:style style:name="T59" style:family="text">
      <style:text-properties fo:font-size="10pt" style:font-size-asian="10pt" style:font-name-complex="Arial"/>
    </style:style>
    <style:style style:name="T60" style:family="text">
      <style:text-properties style:font-name="Linux Biolinum G"/>
    </style:style>
    <style:style style:name="T61" style:family="text">
      <style:text-properties style:font-name="Linux Biolinum G" officeooo:rsid="000f790f"/>
    </style:style>
    <style:style style:name="T62" style:family="text">
      <style:text-properties style:font-name="Linux Biolinum G" officeooo:rsid="001102ba"/>
    </style:style>
    <style:style style:name="T63" style:family="text">
      <style:text-properties style:font-name="Linux Biolinum G" officeooo:rsid="00055a27"/>
    </style:style>
    <style:style style:name="T64" style:family="text">
      <style:text-properties style:font-name="Linux Biolinum G" officeooo:rsid="00080fa4"/>
    </style:style>
    <style:style style:name="T65" style:family="text">
      <style:text-properties style:font-name="Linux Biolinum G" fo:font-weight="bold" style:font-weight-asian="bold"/>
    </style:style>
    <style:style style:name="T66" style:family="text">
      <style:text-properties style:font-name="Linux Biolinum G" fo:font-weight="bold" officeooo:rsid="00080fa4" style:font-weight-asian="bold" style:font-weight-complex="bold"/>
    </style:style>
    <style:style style:name="T67" style:family="text">
      <style:text-properties style:font-name="Linux Biolinum G" fo:font-weight="bold" officeooo:rsid="00055a27" style:font-weight-asian="bold"/>
    </style:style>
    <style:style style:name="T68" style:family="text">
      <style:text-properties style:font-name="Linux Biolinum G" fo:font-weight="bold" officeooo:rsid="001aab5e" style:font-weight-asian="bold"/>
    </style:style>
    <style:style style:name="T69" style:family="text">
      <style:text-properties style:font-name="Linux Biolinum G" fo:font-weight="bold" fo:background-color="transparent" loext:char-shading-value="0" style:font-weight-asian="bold"/>
    </style:style>
    <style:style style:name="T70" style:family="text">
      <style:text-properties style:font-name="Linux Biolinum G" fo:font-weight="bold" officeooo:rsid="00055a27" fo:background-color="transparent" loext:char-shading-value="0" style:font-weight-asian="bold"/>
    </style:style>
    <style:style style:name="T71" style:family="text">
      <style:text-properties style:font-name="Linux Biolinum G" style:font-name-asian="Arial"/>
    </style:style>
    <style:style style:name="T72" style:family="text">
      <style:text-properties style:font-name="Linux Biolinum G" style:font-style-complex="italic"/>
    </style:style>
    <style:style style:name="T73" style:family="text">
      <style:text-properties style:font-name="Linux Biolinum G" officeooo:rsid="002455f6" style:font-style-complex="italic"/>
    </style:style>
    <style:style style:name="T74" style:family="text">
      <style:text-properties style:font-name="Linux Biolinum G" officeooo:rsid="0025cfc1" style:font-style-complex="italic"/>
    </style:style>
    <style:style style:name="T75" style:family="text">
      <style:text-properties style:font-name="Linux Biolinum G" officeooo:rsid="00060376"/>
    </style:style>
    <style:style style:name="T76" style:family="text">
      <style:text-properties style:font-name="Linux Biolinum G" officeooo:rsid="00055a27" fo:background-color="transparent" loext:char-shading-value="0"/>
    </style:style>
    <style:style style:name="T77" style:family="text">
      <style:text-properties style:font-name="Linux Biolinum G" officeooo:rsid="0016b33a" fo:background-color="transparent" loext:char-shading-value="0"/>
    </style:style>
    <style:style style:name="T78" style:family="text">
      <style:text-properties style:font-name="Linux Biolinum G" officeooo:rsid="00060376" fo:background-color="transparent" loext:char-shading-value="0"/>
    </style:style>
    <style:style style:name="T79" style:family="text">
      <style:text-properties style:font-name="Linux Biolinum G" officeooo:rsid="0006561b" fo:background-color="transparent" loext:char-shading-value="0"/>
    </style:style>
    <style:style style:name="T80" style:family="text">
      <style:text-properties style:font-name="Linux Biolinum G" fo:background-color="transparent" loext:char-shading-value="0"/>
    </style:style>
    <style:style style:name="T81" style:family="text">
      <style:text-properties style:font-name="Linux Biolinum G" officeooo:rsid="00177416" fo:background-color="transparent" loext:char-shading-value="0"/>
    </style:style>
    <style:style style:name="T82" style:family="text">
      <style:text-properties style:font-name="Linux Biolinum G" officeooo:rsid="00080fa4" fo:background-color="transparent" loext:char-shading-value="0"/>
    </style:style>
    <style:style style:name="T83" style:family="text">
      <style:text-properties style:font-name="Linux Biolinum G" officeooo:rsid="0018c741" fo:background-color="transparent" loext:char-shading-value="0"/>
    </style:style>
    <style:style style:name="T84" style:family="text">
      <style:text-properties style:font-name="Linux Biolinum G" officeooo:rsid="001aab5e" fo:background-color="transparent" loext:char-shading-value="0"/>
    </style:style>
    <style:style style:name="T85" style:family="text">
      <style:text-properties style:font-name="Linux Biolinum G" officeooo:rsid="002062f3" fo:background-color="transparent" loext:char-shading-value="0"/>
    </style:style>
    <style:style style:name="T86" style:family="text">
      <style:text-properties style:font-name="Linux Biolinum G" officeooo:rsid="002455f6" fo:background-color="transparent" loext:char-shading-value="0"/>
    </style:style>
    <style:style style:name="T87" style:family="text">
      <style:text-properties style:font-name="Linux Biolinum G" officeooo:rsid="001cd8ec"/>
    </style:style>
    <style:style style:name="T88" style:family="text">
      <style:text-properties style:font-name="Linux Biolinum G" officeooo:rsid="002062f3"/>
    </style:style>
    <style:style style:name="T89" style:family="text">
      <style:text-properties style:font-name="Linux Biolinum G" style:font-weight-complex="bold"/>
    </style:style>
    <style:style style:name="T90" style:family="text">
      <style:text-properties style:font-name="Linux Biolinum G" officeooo:rsid="002062f3" style:font-weight-complex="bold"/>
    </style:style>
    <style:style style:name="T91" style:family="text">
      <style:text-properties style:font-name="Linux Biolinum G" officeooo:rsid="0020b8cc" style:font-weight-complex="bold"/>
    </style:style>
    <style:style style:name="T92" style:family="text">
      <style:text-properties style:font-name="Linux Biolinum G" officeooo:rsid="0025cfc1" style:font-weight-complex="bold"/>
    </style:style>
    <style:style style:name="T93" style:family="text">
      <style:text-properties style:font-name="Linux Biolinum G" officeooo:rsid="0020b8cc"/>
    </style:style>
    <style:style style:name="T94" style:family="text">
      <style:text-properties style:font-name="Linux Biolinum G" officeooo:rsid="0021be85"/>
    </style:style>
    <style:style style:name="T95" style:family="text">
      <style:text-properties style:font-name="Linux Biolinum G" officeooo:rsid="0023b422"/>
    </style:style>
    <style:style style:name="T96" style:family="text">
      <style:text-properties style:font-name="Linux Biolinum G" fo:font-style="italic" style:font-style-asian="italic"/>
    </style:style>
    <style:style style:name="T97" style:family="text">
      <style:text-properties style:font-name="Linux Biolinum G" fo:font-style="normal" style:font-style-asian="normal" style:font-style-complex="normal"/>
    </style:style>
    <style:style style:name="T98" style:family="text">
      <style:text-properties style:font-name="Linux Biolinum G" fo:font-style="normal" officeooo:rsid="0023b422" style:font-style-asian="normal" style:font-style-complex="normal"/>
    </style:style>
    <style:style style:name="T99" style:family="text">
      <style:text-properties style:font-name="Linux Biolinum G" fo:font-weight="normal" style:font-weight-asian="normal" style:font-weight-complex="normal"/>
    </style:style>
    <style:style style:name="T100" style:family="text">
      <style:text-properties style:font-name="Linux Biolinum G" fo:font-weight="normal" officeooo:rsid="0023b422" style:font-weight-asian="normal" style:font-weight-complex="normal"/>
    </style:style>
    <style:style style:name="T101" style:family="text">
      <style:text-properties style:font-name="Linux Biolinum G" fo:font-weight="normal" officeooo:rsid="002455f6" style:font-weight-asian="normal" style:font-weight-complex="normal"/>
    </style:style>
    <style:style style:name="T102" style:family="text">
      <style:text-properties style:font-name="Linux Biolinum G" fo:font-weight="normal" officeooo:rsid="0026d1ba" style:font-weight-asian="normal" style:font-weight-complex="normal"/>
    </style:style>
    <style:style style:name="T103" style:family="text">
      <style:text-properties style:font-name="Linux Biolinum G" officeooo:rsid="002455f6"/>
    </style:style>
    <style:style style:name="T104" style:family="text">
      <style:text-properties style:font-name="Linux Biolinum G" officeooo:rsid="0025cfc1"/>
    </style:style>
    <style:style style:name="T105" style:family="text">
      <style:text-properties style:font-name="Linux Biolinum G" officeooo:rsid="0026d1ba"/>
    </style:style>
    <style:style style:name="T106" style:family="text">
      <style:text-properties style:font-name="Linux Biolinum G" officeooo:rsid="0024bb30"/>
    </style:style>
    <style:style style:name="T107" style:family="text">
      <style:text-properties officeooo:rsid="001b33cf"/>
    </style:style>
    <style:style style:name="T108" style:family="text">
      <style:text-properties officeooo:rsid="00200876"/>
    </style:style>
    <style:style style:name="T109" style:family="text">
      <style:text-properties officeooo:rsid="002062f3"/>
    </style:style>
    <style:style style:name="T110" style:family="text">
      <style:text-properties officeooo:rsid="0020b8cc"/>
    </style:style>
    <style:style style:name="T111" style:family="text">
      <style:text-properties officeooo:rsid="0021be85"/>
    </style:style>
    <style:style style:name="T112" style:family="text">
      <style:text-properties fo:font-weight="normal" style:font-weight-asian="normal" style:font-weight-complex="normal"/>
    </style:style>
    <style:style style:name="T113" style:family="text">
      <style:text-properties officeooo:rsid="002455f6"/>
    </style:style>
    <style:style style:name="T114" style:family="text">
      <style:text-properties officeooo:rsid="0024bb30"/>
    </style:style>
    <style:style style:name="T115" style:family="text">
      <style:text-properties officeooo:rsid="0025cfc1"/>
    </style:style>
    <style:style style:name="T116" style:family="text">
      <style:text-properties officeooo:rsid="0026d1ba"/>
    </style:style>
    <style:style style:name="T117" style:family="text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<text:bookmark-start text:name="__RefHeading___Toc35261037"/>Descrição do software<text:bookmark-end text:name="__RefHeading___Toc35261037"/></text:h>
      <text:p text:style-name="P33"/>
      <text:p text:style-name="P43"><text:span text:style-name="T1">O programa Pedidos Restaurante</text:span><text:span text:style-name="T56"> </text:span><text:span text:style-name="T2">é um</text:span><text:span text:style-name="T57"> </text:span><text:span text:style-name="T3">sistema de </text:span><text:span text:style-name="T2">gerenciamento</text:span><text:span text:style-name="T3"> de pedido</text:span><text:span text:style-name="T2">s de um restaurante feito para ser usado pelos funcionários do restaurante e não possui como ator os Clientes. Este programa</text:span><text:span text:style-name="T3"> permiti através do login, que </text:span><text:span text:style-name="T2">os seus três </text:span><text:span text:style-name="T3">diferentes tipos de usuários possam executar </text:span><text:span text:style-name="T2">determinas</text:span><text:span text:style-name="T3"> funcionalidade sendo </text:span><text:span text:style-name="T2">a hierarquia de funcionalidade do menor para o maior na orde</text:span><text:span text:style-name="T4">m</text:span><text:span text:style-name="T2"> que é apresentada abaixo</text:span><text:span text:style-name="T3">:</text:span></text:p>
      <text:list xml:id="list971511158" text:style-name="L1">
        <text:list-item>
          <text:p text:style-name="P48"><text:span text:style-name="T61">Atendente (como um garçom, </text:span><text:span text:style-name="T62">e outros que não seja caixa e gerente</text:span><text:span text:style-name="T61">) pode </text:span><text:span text:style-name="T9">consultar os pedidos </text:span><text:span text:style-name="T10">sem efetuar seu login,</text:span><text:span text:style-name="T9"> e, </text:span><text:span text:style-name="T10">com o seu login </text:span><text:span text:style-name="T11">realizado,</text:span><text:span text:style-name="T10"> pode</text:span><text:span text:style-name="T9"> </text:span><text:span text:style-name="T12">gerar/</text:span><text:span text:style-name="T13">adicionar</text:span><text:span text:style-name="T12"> pedido </text:span><text:span text:style-name="T13">e fechar pedido(s) do Cliente</text:span><text:span text:style-name="T12">.</text:span></text:p>
        </text:list-item>
        <text:list-item>
          <text:p text:style-name="P34">Caixa: herda todas as funcionalidades do Atendente, acrescentando a possibilidade de Receber pagamento do Cliente.</text:p>
        </text:list-item>
        <text:list-item>
          <text:p text:style-name="P49"><text:span text:style-name="T61">Gerente:</text:span><text:span text:style-name="T63"> </text:span><text:span text:style-name="T61">herda todas as funcionalidades do </text:span><text:span text:style-name="T13">Caixa</text:span><text:span text:style-name="T61">,</text:span><text:span text:style-name="T63"> </text:span><text:span text:style-name="T61">acrescentando</text:span><text:span text:style-name="T63"> </text:span><text:span text:style-name="T13">as funcionalidades de Editar Pedido e Remover Pedido</text:span><text:span text:style-name="T63">.</text:span></text:p>
        </text:list-item>
      </text:list>
      <text:p text:style-name="P50"><text:span text:style-name="T63"/></text:p>
      <text:list xml:id="list3860854124" text:style-name="WW8Num4">
        <text:list-header>
          <text:p text:style-name="P17"><text:span text:style-name="T67">Segue </text:span><text:span text:style-name="T68">requisitos do</text:span><text:span text:style-name="T29"> escopo do </text:span><text:span text:style-name="T30">sistema</text:span><text:span text:style-name="T29">:</text:span></text:p>
        </text:list-header>
        <text:list-item>
          <text:p text:style-name="P11"><text:span text:style-name="T65">Essencial</text:span><text:span text:style-name="T60"> </text:span><text:span text:style-name="T75">1.1</text:span><text:span text:style-name="T63">*</text:span><text:span text:style-name="T75">: </text:span><text:span text:style-name="T80">Cadastrar </text:span><text:span text:style-name="T36">Pedido</text:span><text:span text:style-name="T76">;</text:span><text:span text:style-name="T80"> 1.2: </text:span><text:span text:style-name="T77">Consultar dos pedidos existente</text:span><text:span text:style-name="T85">s</text:span><text:span text:style-name="T76">;</text:span><text:span text:style-name="T78"> </text:span><text:span text:style-name="T80">1.3 </text:span><text:span text:style-name="T77">Logar no sistema</text:span><text:span text:style-name="T76">;</text:span><text:span text:style-name="T80"> 1.4: </text:span><text:span text:style-name="T79">Fechar Pedido</text:span><text:span text:style-name="T86">(s)</text:span><text:span text:style-name="T76">; </text:span><text:span text:style-name="T77">1.</text:span><text:span text:style-name="T36">5: Receber pagamento do Cliente; </text:span><text:span text:style-name="T77">1.6: Editar Pedido; 1.7: Remover Pedido</text:span></text:p>
        </text:list-item>
        <text:list-item>
          <text:p text:style-name="P12"><text:span text:style-name="T69">Importante</text:span><text:span text:style-name="T80"> 2</text:span><text:span text:style-name="T39">2.1: A conta pode ser gerada em arquivo PDF;</text:span><text:span text:style-name="T41">; </text:span><text:span text:style-name="T39">2.2: Exibir Erro de Login; </text:span><text:span text:style-name="T40">2.3: Restringir acesso às funcionalidade por tipo de usuário; </text:span><text:span text:style-name="T42">2.4: Mostrar carregamento na interface; </text:span><text:span text:style-name="T43">2.5: Restringir tempo de login do usuário no sistema; 2.6: A nota fiscal pode ser gerada em arquivo PDF;</text:span></text:p>
        </text:list-item>
        <text:list-item>
          <text:p text:style-name="P13"><text:span text:style-name="T70">Desejável</text:span><text:span text:style-name="T76"> </text:span><text:span text:style-name="T82">3.1: </text:span><text:span text:style-name="T37">C</text:span><text:span text:style-name="T82">onfiabilidade em logar rápido e em qualquer navegador e sistema operacional; </text:span><text:span text:style-name="T76">3.2: </text:span><text:span text:style-name="T82">Permitir o programa </text:span><text:span text:style-name="T44">ser instalado em qualquer computador com baixa memória RAM e HD;</text:span><text:span text:style-name="T82"> </text:span><text:span text:style-name="T81">3.3: Desenvolver em nuvem permitindo escalabilidade;</text:span><text:span text:style-name="T83"> 3.4: Informar por mensagem na tela, alterações realizadas com sucesso e as não realizadas; 3.5: Interface de fácil entendimento de acordo com princípios de usabilidade; </text:span><text:span text:style-name="T84">3.6: Histórico de pedidos </text:span><text:span text:style-name="T38">em PDF; 3.7: Toda segunda-feira deverá ser emitido um relatório dos pedidos da semana</text:span></text:p>
        </text:list-item>
      </text:list>
      <text:p text:style-name="P16"><text:span text:style-name="T38"/></text:p>
      <text:list xml:id="list135459051819282" text:continue-numbering="true" text:style-name="WW8Num4">
        <text:list-header>
          <text:p text:style-name="P14"><text:span text:style-name="T63">* </text:span><text:span text:style-name="T26">Descrição da</text:span><text:span text:style-name="T64"> numeração: </text:span><text:span text:style-name="T87">e</text:span><text:span text:style-name="T64">specificamente o primeiro número foi feit</text:span><text:span text:style-name="T87">o</text:span><text:span text:style-name="T64"> com base n</text:span><text:span text:style-name="T87">a</text:span><text:span text:style-name="T64">s três denominações </text:span><text:span text:style-name="T87">que são </text:span><text:span text:style-name="T64">“essencial” <text:s/>“</text:span><text:span text:style-name="T66">1.x”</text:span><text:span text:style-name="T64">, “importante” “</text:span><text:span text:style-name="T66">2.x” </text:span><text:span text:style-name="T64">e “desejável” “</text:span><text:span text:style-name="T28">3</text:span><text:span text:style-name="T66">.x” </text:span><text:span text:style-name="T64">. </text:span><text:span text:style-name="T22">Além dessas numerações, </text:span><text:span text:style-name="T23">anteriormente será </text:span><text:span text:style-name="T26">acrescentado nas próximas seções</text:span><text:span text:style-name="T23"> as siglas RF e NF, para os casos de Requisito Funcional e </text:span><text:span text:style-name="T24">r</text:span><text:span text:style-name="T23">equisito Não Funcional, respectivamente</text:span></text:p>
        </text:list-header>
      </text:list>
      <text:p text:style-name="P15"><text:span text:style-name="T23"/></text:p>
      <text:p text:style-name="P15"><text:soft-page-break/><text:span text:style-name="T23"><text:tab/></text:span><text:span text:style-name="T24">Se</text:span><text:span text:style-name="T25">g</text:span><text:span text:style-name="T24">ue abaixo </text:span><text:span text:style-name="T25">descrição dos requisitos conforme foram apresentados </text:span><text:span text:style-name="T27">na página 1</text:span><text:span text:style-name="T25">, ou seja, nas seções Essencial, Importante e Desejável são apresentados os requisitos do projeto:</text:span></text:p>
      <text:p text:style-name="P8"/>
      <text:h text:style-name="P24" text:outline-level="1"><text:span text:style-name="T48">Essencial</text:span></text:h>
      <text:p text:style-name="P35"/>
      <text:p text:style-name="P28"><text:span text:style-name="T71"><text:s/></text:span><text:bookmark-start text:name="__RefHeading___Toc352610221"/><text:span text:style-name="T60">[RF</text:span><text:span text:style-name="T33">1.</text:span><text:span text:style-name="T60">1] </text:span><text:span text:style-name="T80">Cadastrar</text:span><text:span text:style-name="T72"> </text:span><text:bookmark-end text:name="__RefHeading___Toc352610221"/><text:span text:style-name="T31">Pedido</text:span></text:p>
      <text:p text:style-name="P51"><text:span text:style-name="T65">Descrição do caso de uso: </text:span><text:span text:style-name="T88">Pe</text:span><text:span text:style-name="T60">rmite que o usuário crie e armazene um novo </text:span><text:span text:style-name="T16">pedido</text:span><text:span text:style-name="T60"> no sistema.</text:span></text:p>
      <text:p text:style-name="P37"><text:span text:style-name="T54"/></text:p>
      <text:p text:style-name="P51"><text:span text:style-name="T65">Entradas e pré-condições</text:span><text:span text:style-name="T60">: </text:span><text:span text:style-name="T14">Efetuar Login no sistema e preenchimento dos dados obrigatórios </text:span><text:span text:style-name="T15">do pedido</text:span><text:span text:style-name="T60">.</text:span></text:p>
      <text:p text:style-name="P44"/>
      <text:p text:style-name="P39"><text:span text:style-name="T54">Saídas e pós-condição</text:span>: <text:span text:style-name="T109">O</text:span> <text:span text:style-name="T5">pedido</text:span> é cadastrado no sistema <text:span text:style-name="T108">caso haja os dados necessários inseridos no </text:span><text:span text:style-name="T109">pedido</text:span>.</text:p>
      <text:h text:style-name="P29" text:outline-level="1"><text:span text:style-name="T71"><text:s/></text:span><text:bookmark-start text:name="__RefHeading___Toc352610231"/><text:span text:style-name="T60">[</text:span><text:span text:style-name="T88">RF1.</text:span><text:span text:style-name="T60">2] </text:span><text:bookmark-end text:name="__RefHeading___Toc352610231"/><text:span text:style-name="T32">Consultar dos pedidos existente</text:span></text:h>
      <text:p text:style-name="P53"><text:span text:style-name="T65">Descrição do caso de uso:</text:span><text:span text:style-name="T89"> Este caso de uso permite que o usuário visualize os </text:span><text:span text:style-name="T90">pedidos existentes e seus </text:span><text:span text:style-name="T89">dados (todos os seus atributos </text:span><text:span text:style-name="T90">como nome do Cliente, número da mesa, descrição do pedido, </text:span><text:span text:style-name="T91">estado do </text:span><text:span text:style-name="T90">pagamento, </text:span><text:span text:style-name="T91">nome atendente</text:span><text:span text:style-name="T90"> </text:span><text:span text:style-name="T18">e </text:span><text:span text:style-name="T19">e</text:span><text:span text:style-name="T18">sta</text:span><text:span text:style-name="T19">do</text:span><text:span text:style-name="T18"> </text:span><text:span text:style-name="T19">do pedido</text:span><text:span text:style-name="T91">) , exceto </text:span><text:span text:style-name="T18">id</text:span><text:span text:style-name="T89">. </text:span></text:p>
      <text:p text:style-name="P42"/>
      <text:p text:style-name="P51"><text:span text:style-name="T54">Entradas e pré-condições</text:span>: <text:span text:style-name="T17">não há.</text:span></text:p>
      <text:p text:style-name="P44"/>
      <text:p text:style-name="P52"><text:span text:style-name="T65">Saídas e pós-condição</text:span><text:span text:style-name="T60">: o usuário visualiza </text:span><text:span text:style-name="T77">os pedidos existente</text:span><text:span text:style-name="T85">s</text:span><text:span text:style-name="T60">.</text:span></text:p>
      <text:h text:style-name="P26" text:outline-level="1"><text:bookmark-start text:name="__RefHeading___Toc352610241"/>[RF<text:span text:style-name="T110">1.</text:span>3] <text:span text:style-name="T52">Logar no sistema</text:span><text:bookmark-end text:name="__RefHeading___Toc352610241"/></text:h>
      <text:p text:style-name="P37"><text:span text:style-name="T54">Descrição do caso de uso: </text:span><text:span text:style-name="T112">Entrar com usuário e senha no sistema de gerenciamento de Pedidos;</text:span></text:p>
      <text:p text:style-name="P37"><text:span text:style-name="T54"/></text:p>
      <text:p text:style-name="P40"><text:span text:style-name="T54">Entradas e pré-condições</text:span>: recebe como entrada <text:span text:style-name="T112">usuário e senha</text:span>.</text:p>
      <text:p text:style-name="P44"/>
      <text:p text:style-name="P40"><text:span text:style-name="T54">Saídas e pós-condição</text:span>: <text:span text:style-name="T111">Com Login realizado, </text:span>um<text:span text:style-name="T111">a interface aparece com as funcionalidades permitidas do tipo do usuário (descrições das funcionalidades por tipo na página 1).</text:span></text:p>
      <text:h text:style-name="P30" text:outline-level="1"><text:bookmark-start text:name="__RefHeading___Toc3526102411"/><text:span text:style-name="T60">[RF</text:span><text:span text:style-name="T93">1.</text:span><text:span text:style-name="T34">4</text:span><text:span text:style-name="T60">] </text:span><text:span text:style-name="T72">Fechar Pedido</text:span><text:span text:style-name="T73">(s)</text:span><text:bookmark-end text:name="__RefHeading___Toc3526102411"/></text:h>
      <text:p text:style-name="P54"><text:span text:style-name="T65">Descrição do caso de uso: </text:span><text:span text:style-name="T100">Fechar pedido</text:span><text:span text:style-name="T101">(s)</text:span><text:span text:style-name="T100"> do cliente e permitir gerar conta </text:span><text:span text:style-name="T46">após</text:span><text:span text:style-name="T100"> todos pedidos estiverem com esta</text:span><text:span text:style-name="T46">d</text:span><text:span text:style-name="T100">o </text:span><text:span text:style-name="T47">fechado</text:span><text:span text:style-name="T99">;</text:span></text:p>
      <text:p text:style-name="P40"><text:soft-page-break/><text:span text:style-name="T54"/></text:p>
      <text:p text:style-name="P54"><text:span text:style-name="T65">Entradas e pré-condições</text:span><text:span text:style-name="T60">: </text:span><text:span text:style-name="T21">o</text:span><text:span text:style-name="T20"> pedido </text:span><text:span text:style-name="T103">deve estar </text:span><text:span text:style-name="T105">com estado</text:span><text:span text:style-name="T103"> entregue.</text:span></text:p>
      <text:p text:style-name="P45"/>
      <text:p text:style-name="P54"><text:span text:style-name="T65">Saídas e pós-condição</text:span><text:span text:style-name="T60">: </text:span><text:span text:style-name="T103">alteração do estado d</text:span><text:span text:style-name="T20">o</text:span><text:span text:style-name="T103"> pedido </text:span><text:span text:style-name="T105">para fechado</text:span><text:span text:style-name="T103">, permitindo aparecer botão para gerar conta do cliente, desde que este cliente tenha todos os seus pedidos entregues</text:span><text:span text:style-name="T94">.</text:span></text:p>
      <text:h text:style-name="P30" text:outline-level="1"><text:bookmark-start text:name="__RefHeading___Toc35261024111"/><text:span text:style-name="T60">[RF</text:span><text:span text:style-name="T93">1.</text:span><text:span text:style-name="T34">5</text:span><text:span text:style-name="T60">] </text:span><text:span text:style-name="T72">Receber pagamento do Cliente</text:span><text:bookmark-end text:name="__RefHeading___Toc35261024111"/></text:h>
      <text:p text:style-name="P40"><text:span text:style-name="T54">Descrição do caso de uso: </text:span><text:span text:style-name="T112">;</text:span></text:p>
      <text:p text:style-name="P40"><text:span text:style-name="T54"/></text:p>
      <text:p text:style-name="P40"><text:span text:style-name="T54">Entradas e pré-condições</text:span>: .</text:p>
      <text:p text:style-name="P45"/>
      <text:p text:style-name="P54"><text:span text:style-name="T65">Saídas e pós-condição</text:span><text:span text:style-name="T60">: </text:span><text:span text:style-name="T103">após pagamento os pedidos, estes mudam de estados para </text:span><text:span text:style-name="T21">pago</text:span><text:span text:style-name="T103"> e tornam-se ocultos e migram para a tabela pedidos_fechados do banco de dados </text:span><text:span text:style-name="T106">e possibilitando geração de nota fiscal</text:span><text:span text:style-name="T103">.</text:span></text:p>
      <text:h text:style-name="P30" text:outline-level="1"><text:bookmark-start text:name="__RefHeading___Toc35261024112"/><text:span text:style-name="T60">[RF</text:span><text:span text:style-name="T93">1.</text:span><text:span text:style-name="T34">6</text:span><text:span text:style-name="T60">] </text:span><text:span text:style-name="T72">Editar Pedido</text:span><text:bookmark-end text:name="__RefHeading___Toc35261024112"/></text:h>
      <text:p text:style-name="P40"><text:span text:style-name="T54">Descrição do caso de uso: </text:span><text:span text:style-name="T112">;</text:span></text:p>
      <text:p text:style-name="P40"><text:span text:style-name="T54"/></text:p>
      <text:p text:style-name="P40"><text:span text:style-name="T54">Entradas e pré-condições</text:span>: .</text:p>
      <text:p text:style-name="P45"/>
      <text:p text:style-name="P40"><text:span text:style-name="T54">Saídas e pós-condição</text:span>: <text:span text:style-name="T111">.</text:span></text:p>
      <text:h text:style-name="P30" text:outline-level="1"><text:bookmark-start text:name="__RefHeading___Toc35261024113"/><text:span text:style-name="T60">[RF</text:span><text:span text:style-name="T93">1.</text:span><text:span text:style-name="T34">7</text:span><text:span text:style-name="T60">] </text:span><text:span text:style-name="T72">Remover Pedido</text:span><text:bookmark-end text:name="__RefHeading___Toc35261024113"/></text:h>
      <text:p text:style-name="P40"><text:span text:style-name="T54">Descrição do caso de uso: </text:span><text:span text:style-name="T112">;</text:span></text:p>
      <text:p text:style-name="P40"><text:span text:style-name="T54"/></text:p>
      <text:p text:style-name="P40"><text:span text:style-name="T54">Entradas e pré-condições</text:span>: .</text:p>
      <text:p text:style-name="P45"/>
      <text:p text:style-name="P40"><text:span text:style-name="T54">Saídas e pós-condição</text:span>: <text:span text:style-name="T111">.</text:span></text:p>
      <text:p text:style-name="P37"/>
      <text:h text:style-name="P22" text:outline-level="1">Importantes</text:h>
      <text:p text:style-name="P38"><text:span text:style-name="T58"/></text:p>
      <text:p text:style-name="P31"><text:bookmark-start text:name="__RefHeading___Toc35261038"/><text:span text:style-name="T60">[</text:span><text:span text:style-name="T95">NF</text:span><text:span text:style-name="T104">2.</text:span><text:span text:style-name="T60">1]</text:span><text:span text:style-name="T96"> </text:span><text:span text:style-name="T98">Pe</text:span><text:span text:style-name="T97">didos fechados do Cliente </text:span><text:span text:style-name="T45">permitem</text:span><text:span text:style-name="T98"> gerar </text:span><text:bookmark-end text:name="__RefHeading___Toc35261038"/></text:p>
      <text:p text:style-name="P19">Todos pedidos fechados do Cliente permitem gerar arquivo de PDF com conta a ser paga.</text:p>
      <text:p text:style-name="P27"><text:bookmark-start text:name="__RefHeading___Toc35261039"/>[NF<text:span text:style-name="T115">2.</text:span>2] <text:span text:style-name="T52">Exibir Erro de Login</text:span><text:bookmark-end text:name="__RefHeading___Toc35261039"/></text:p>
      <text:p text:style-name="P46"/>
      <text:p text:style-name="P27"><text:soft-page-break/><text:span text:style-name="T55"><text:s/></text:span><text:bookmark-start text:name="__RefHeading___Toc35261040"/>[NF<text:span text:style-name="T115">2.</text:span>3] <text:bookmark-end text:name="__RefHeading___Toc35261040"/><text:span text:style-name="T52">Restringir acesso às funcionalidade</text:span><text:span text:style-name="T53">s </text:span><text:span text:style-name="T52">por tipo de usuário</text:span></text:p>
      <text:p text:style-name="P41"><text:span text:style-name="T58"/></text:p>
      <text:p text:style-name="P32"><text:bookmark-start text:name="__RefHeading___Toc352610381"/><text:span text:style-name="T60">[</text:span><text:span text:style-name="T95">NF</text:span><text:span text:style-name="T104">2.</text:span><text:span text:style-name="T35">4</text:span><text:span text:style-name="T60">]</text:span><text:span text:style-name="T96"> </text:span><text:span text:style-name="T98">Mostrar carregamento na interface</text:span><text:bookmark-end text:name="__RefHeading___Toc352610381"/></text:p>
      <text:p text:style-name="P18">Todos pedidos fechados do Cliente permitem gerar arquivo de PDF com conta a ser paga.</text:p>
      <text:p text:style-name="P32"><text:bookmark-start text:name="__RefHeading___Toc352610391"/><text:span text:style-name="T60">[NF</text:span><text:span text:style-name="T104">2.</text:span><text:span text:style-name="T35">5</text:span><text:span text:style-name="T60">] </text:span><text:span text:style-name="T72">Restringir tempo de login do usuário no sistema</text:span><text:bookmark-end text:name="__RefHeading___Toc352610391"/></text:p>
      <text:p text:style-name="P47"/>
      <text:p text:style-name="P32"><text:span text:style-name="T71"><text:s/></text:span><text:bookmark-start text:name="__RefHeading___Toc352610401"/><text:span text:style-name="T60">[NF</text:span><text:span text:style-name="T104">2.</text:span><text:span text:style-name="T35">6</text:span><text:span text:style-name="T60">] </text:span><text:bookmark-end text:name="__RefHeading___Toc352610401"/><text:span text:style-name="T72">A nota fiscal eletrônica (NF-e) pode ser gerada em arquivo PDF</text:span></text:p>
      <text:p text:style-name="P41"/>
      <text:h text:style-name="P23" text:outline-level="1"><text:bookmark-start text:name="_Ref471394537"/><text:bookmark-start text:name="__RefHeading___Toc35261041"/>D<text:bookmark-end text:name="_Ref471394537"/>esejáveis<text:bookmark-end text:name="__RefHeading___Toc35261041"/></text:h>
      <text:p text:style-name="P41"><text:span text:style-name="T58"/></text:p>
      <text:p text:style-name="P32"><text:bookmark-start text:name="__RefHeading___Toc352610382"/><text:span text:style-name="T60">[</text:span><text:span text:style-name="T95">NF</text:span><text:span text:style-name="T35">3</text:span><text:span text:style-name="T104">.</text:span><text:span text:style-name="T60">1]</text:span><text:span text:style-name="T96"> </text:span><text:span text:style-name="T98">Confiabilidade em logar rápido e em qualquer navegador e sistema operacional</text:span><text:bookmark-end text:name="__RefHeading___Toc352610382"/></text:p>
      <text:p text:style-name="P18">Todos pedidos fechados do Cliente permitem gerar arquivo de PDF com conta a ser paga.</text:p>
      <text:p text:style-name="P32"><text:bookmark-start text:name="__RefHeading___Toc352610392"/><text:span text:style-name="T60">[NF</text:span><text:span text:style-name="T35">3</text:span><text:span text:style-name="T104">.</text:span><text:span text:style-name="T60">2] </text:span><text:span text:style-name="T72">Permitir o programa ser instalado em qualquer computador com baixa memória RAM e HD</text:span><text:bookmark-end text:name="__RefHeading___Toc352610392"/></text:p>
      <text:p text:style-name="P47"/>
      <text:p text:style-name="P32"><text:span text:style-name="T71"><text:s/></text:span><text:bookmark-start text:name="__RefHeading___Toc352610402"/><text:span text:style-name="T60">[NF</text:span><text:span text:style-name="T35">3</text:span><text:span text:style-name="T104">.</text:span><text:span text:style-name="T60">3] </text:span><text:bookmark-end text:name="__RefHeading___Toc352610402"/><text:span text:style-name="T72">Desenvolver em nuvem permitindo escalabilidade</text:span></text:p>
      <text:p text:style-name="P41"><text:span text:style-name="T58"/></text:p>
      <text:p text:style-name="P32"><text:bookmark-start text:name="__RefHeading___Toc3526103811"/><text:span text:style-name="T60">[</text:span><text:span text:style-name="T95">NF</text:span><text:span text:style-name="T35">3</text:span><text:span text:style-name="T104">.</text:span><text:span text:style-name="T35">4</text:span><text:span text:style-name="T60">]</text:span><text:span text:style-name="T98"> Informar por mensagem na tela, alterações realizadas ou não</text:span><text:bookmark-end text:name="__RefHeading___Toc3526103811"/></text:p>
      <text:p text:style-name="P18">Todos pedidos fechados do Cliente permitem gerar arquivo de PDF com conta a ser paga.</text:p>
      <text:p text:style-name="P32"><text:bookmark-start text:name="__RefHeading___Toc3526103911"/><text:span text:style-name="T60">[NF</text:span><text:span text:style-name="T35">3</text:span><text:span text:style-name="T104">.</text:span><text:span text:style-name="T35">5</text:span><text:span text:style-name="T60">] </text:span><text:span text:style-name="T72">Histórico de pedidos em PDF</text:span><text:bookmark-end text:name="__RefHeading___Toc3526103911"/></text:p>
      <text:p text:style-name="P47"/>
      <text:p text:style-name="P32"><text:span text:style-name="T71"><text:s/></text:span><text:bookmark-start text:name="__RefHeading___Toc3526104011"/><text:span text:style-name="T60">[NF</text:span><text:span text:style-name="T35">3</text:span><text:span text:style-name="T104">.</text:span><text:span text:style-name="T35">6</text:span><text:span text:style-name="T60">] </text:span><text:bookmark-end text:name="__RefHeading___Toc3526104011"/><text:span text:style-name="T72">Toda segunda-feira deverá ser emitido um relatório dos pedidos da semana</text:span></text:p>
      <text:p text:style-name="P41"/>
      <text:list xml:id="list135459185322358" text:continue-numbering="true" text:style-name="WW8Num4">
        <text:list-header>
          <text:p text:style-name="P10"/>
        </text:list-header>
      </text:list>
      <text:list xml:id="list2742279410" text:style-name="WW8Num23">
        <text:list-header>
          <text:p text:style-name="P9"><text:soft-page-break/></text:p>
        </text:list-header>
      </text:list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nux" svg:font-family="Linux"/>
    <style:font-face style:name="Lohit Devanagari1" svg:font-family="'Lohit Devanagari'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f2f2f2"/>
      <style:paragraph-properties fo:margin-top="0.423cm" fo:margin-bottom="0.212cm" style:contextual-spacing="false" fo:text-align="justify" style:justify-single-word="false" fo:background-color="#f2f2f2" fo:padding-left="0.141cm" fo:padding-right="0.141cm" fo:padding-top="0.035cm" fo:padding-bottom="0.035cm" fo:border="0.51pt solid #000000" style:shadow="#000000 0.028cm 0.028cm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028cm 0.028cm"/>
    </style:style>
    <style:style style:name="Numerada" style:family="paragraph" style:parent-style-name="Standard" style:list-style-name="WW8Num2">
      <style:paragraph-properties fo:margin-top="0.106cm" fo:margin-bottom="0.106cm" style:contextual-spacing="false" fo:text-align="justify" style:justify-single-word="false"/>
      <style:text-properties style:font-size-complex="10pt"/>
    </style:style>
    <style:style style:name="TituloApendice" style:family="paragraph" style:parent-style-name="Heading_20_1" style:next-style-name="Standard" style:default-outline-level="" style:list-style-name="WW8Num19"/>
    <style:style style:name="Tabletext" style:family="paragraph" style:parent-style-name="Standard">
      <style:paragraph-properties fo:margin-left="0.501cm" fo:margin-right="0cm" fo:margin-top="0.106cm" fo:margin-bottom="0.106cm" style:contextual-spacing="false" style:line-height-at-least="0.423cm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itulo" style:family="paragraph" style:parent-style-name="Standard" style:next-style-name="versao">
      <style:paragraph-properties fo:margin-top="9.313cm" fo:margin-bottom="0.106cm" style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versao" style:family="paragraph" style:parent-style-name="titulo" style:next-style-name="Standard">
      <style:paragraph-properties fo:margin-top="0cm" fo:margin-bottom="0cm" style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conteudo" style:family="paragraph" style:parent-style-name="Standard">
      <style:paragraph-properties fo:margin-top="0.635cm" fo:margin-bottom="0.212cm" style:contextual-spacing="false" fo:text-align="justify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none" fo:country="none" fo:font-weight="bold" style:font-size-asian="10pt" style:language-asian="none" style:country-asian="none" style:font-weight-asian="bold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/>
    </style:style>
    <style:style style:name="Com_20_marcadores" style:display-name="Com marcadores" style:family="paragraph" style:parent-style-name="Standard" style:list-style-name="WW8Num4">
      <style:paragraph-properties fo:margin-top="0.106cm" fo:margin-bottom="0.106cm" style:contextual-spacing="false" fo:text-align="justify" style:justify-single-word="false"/>
      <style:text-properties style:font-size-complex="10pt" style:font-weight-complex="bold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rpo_20_de_20_texto_20_3" style:display-name="Corpo de texto 3" style:family="paragraph" style:parent-style-name="Standard">
      <style:paragraph-properties fo:margin-top="0.106cm" fo:margin-bottom="0.106cm" style:contextual-spacing="false" fo:text-align="justify" style:justify-single-word="false"/>
      <style:text-properties fo:color="#0000ff" loext:opacity="100%" style:font-size-complex="10pt"/>
    </style:style>
    <style:style style:name="Corpo_20_de_20_texto_20_2" style:display-name="Corpo de texto 2" style:family="paragraph" style:parent-style-name="Standard">
      <style:paragraph-properties fo:margin-top="0.106cm" fo:margin-bottom="0.106cm" style:contextual-spacing="false" fo:text-align="justify" style:justify-single-word="false"/>
      <style:text-properties fo:font-style="italic" style:font-style-asian="italic" style:font-size-complex="10pt"/>
    </style:style>
    <style:style style:name="Titulo1" style:family="paragraph" style:parent-style-name="Heading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106cm" fo:margin-bottom="0.106cm" style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 fo:margin-top="0.106cm" fo:margin-bottom="0cm" style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7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7z2" style:family="text"/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/>
    <style:style style:name="WW8Num23z0" style:family="text">
      <style:text-properties fo:language="en" fo:country="US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9z0" style:family="text"/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/>
    <style:style style:name="WW8Num31z2" style:family="text">
      <style:text-properties fo:font-style="italic" fo:font-weight="bold" style:font-style-asian="italic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31z0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3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text:style-name="WW8Num31z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31z0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31z0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31z0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31z0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31z0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0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0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0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0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0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0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0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0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1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WW8Num17z1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text:style-name="WW8Num17z2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text:style-name="WW8Num17z2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text:style-name="WW8Num17z2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text:style-name="WW8Num17z2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text:style-name="WW8Num17z2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text:style-name="WW8Num17z2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text:style-name="WW8Num17z2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  <style:text-properties style:font-name="Symbol"/>
      </text:list-level-style-bullet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1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WW8Num3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style:default-page-layout>
      <style:page-layout-properties style:writing-mode="lr-tb" style:layout-grid-standard-mode="true"/>
    </style:default-page-layout>
  </office:styles>
  <office:automatic-styles>
    <style:style style:name="Tabela17" style:family="table">
      <style:table-properties style:width="16.379cm" fo:margin-left="-0.191cm" table:align="left" style:writing-mode="lr-tb"/>
    </style:style>
    <style:style style:name="Tabela17.A" style:family="table-column">
      <style:table-column-properties style:column-width="7.943cm"/>
    </style:style>
    <style:style style:name="Tabela17.B" style:family="table-column">
      <style:table-column-properties style:column-width="8.437cm"/>
    </style:style>
    <style:style style:name="Tabela17.1" style:family="table-row">
      <style:table-row-properties style:min-row-height="0.649cm"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7.2" style:family="table-row">
      <style:table-row-properties style:min-row-height="0.647cm" fo:keep-together="auto"/>
    </style:style>
    <style:style style:name="Tabela17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8" style:family="table">
      <style:table-properties style:width="16.379cm" fo:margin-left="-0.191cm" table:align="left" style:writing-mode="lr-tb"/>
    </style:style>
    <style:style style:name="Tabela18.A" style:family="table-column">
      <style:table-column-properties style:column-width="7.943cm"/>
    </style:style>
    <style:style style:name="Tabela18.B" style:family="table-column">
      <style:table-column-properties style:column-width="8.437cm"/>
    </style:style>
    <style:style style:name="Tabela18.1" style:family="table-row">
      <style:table-row-properties style:min-row-height="0.649cm" fo:keep-together="auto"/>
    </style:style>
    <style:style style:name="Tabela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8.2" style:family="table-row">
      <style:table-row-properties style:min-row-height="0.647cm" fo:keep-together="auto"/>
    </style:style>
    <style:style style:name="Tabela18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Linux"/>
    </style:style>
    <style:style style:name="MP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Linux" officeooo:paragraph-rsid="0011aa4f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Linux" fo:font-size="10pt" officeooo:rsid="00026416" officeooo:paragraph-rsid="00026416" style:font-size-asian="10pt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Linux" fo:font-size="10pt" officeooo:rsid="000e8142" officeooo:paragraph-rsid="000e8142" style:font-size-asian="10pt" style:font-name-complex="Arial"/>
    </style:style>
    <style:style style:name="MP5" style:family="paragraph" style:parent-style-name="Header">
      <style:text-properties style:font-name="Linux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size="10pt" style:font-size-asian="10pt" style:font-name-complex="Arial"/>
    </style:style>
    <style:style style:name="MP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0pt" style:font-size-asian="10pt" style:font-name-complex="Arial"/>
    </style:style>
    <style:style style:name="MP9" style:family="paragraph" style:parent-style-name="Header">
      <style:paragraph-properties fo:margin-top="0cm" fo:margin-bottom="0cm" style:contextual-spacing="false"/>
      <style:text-properties style:font-name="Arial" fo:font-size="10pt" style:font-size-asian="10pt" style:font-name-complex="Arial"/>
    </style:style>
    <style:style style:name="MP10" style:family="paragraph" style:parent-style-name="Header">
      <style:paragraph-properties fo:margin-top="0.106cm" fo:margin-bottom="0cm" style:contextual-spacing="false"/>
    </style:style>
    <style:style style:name="MP11" style:family="paragraph" style:parent-style-name="Footer">
      <style:paragraph-properties fo:text-align="start" style:justify-single-word="false"/>
    </style:style>
    <style:style style:name="MP12" style:family="paragraph" style:parent-style-name="Footer">
      <style:paragraph-properties fo:text-align="start" style:justify-single-word="false"/>
      <style:text-properties style:language-asian="en" style:country-asian="US"/>
    </style:style>
    <style:style style:name="MT1" style:family="text">
      <style:text-properties fo:font-size="10pt" style:font-size-asian="10pt" style:font-name-complex="Arial"/>
    </style:style>
    <style:style style:name="MT2" style:family="text">
      <style:text-properties style:use-window-font-color="true" loext:opacity="0%" fo:font-size="10pt" fo:language="pt" fo:country="BR" officeooo:rsid="00026416" style:font-name-asian="Times New Roman" style:font-size-asian="10pt" style:font-name-complex="Arial" style:font-size-complex="12pt" style:language-complex="ar" style:country-complex="SA"/>
    </style:style>
    <style:style style:name="MT3" style:family="text">
      <style:text-properties style:use-window-font-color="true" loext:opacity="0%" fo:font-size="10pt" fo:language="pt" fo:country="BR" officeooo:rsid="000e8142" style:font-name-asian="Times New Roman" style:font-size-asian="10pt" style:font-name-complex="Arial" style:font-size-complex="12pt" style:language-complex="ar" style:country-complex="SA"/>
    </style:style>
    <style:style style:name="MT4" style:family="text">
      <style:text-properties style:use-window-font-color="true" loext:opacity="0%" fo:font-size="10pt" fo:language="pt" fo:country="BR" officeooo:rsid="000d9167" style:font-name-asian="Times New Roman" style:font-size-asian="10pt" style:font-name-complex="Arial" style:font-size-complex="12pt" style:language-complex="ar" style:country-complex="SA"/>
    </style:style>
    <style:style style:name="MT5" style:family="text">
      <style:text-properties fo:color="#000000" loext:opacity="100%" fo:font-size="10pt" fo:language="pt" fo:country="BR" officeooo:rsid="00026416" style:font-name-asian="Times New Roman" style:font-size-asian="10pt" style:font-name-complex="Arial" style:font-size-complex="12pt" style:language-complex="ar" style:country-complex="SA"/>
    </style:style>
    <style:style style:name="MT6" style:family="text">
      <style:text-properties fo:color="#000000" loext:opacity="100%" fo:font-size="9.75pt" fo:language="pt" fo:country="BR" officeooo:rsid="00026416" style:font-name-asian="Times New Roman" style:font-size-asian="10pt" style:font-name-complex="Arial" style:font-size-complex="12pt" style:language-complex="ar" style:country-complex="SA"/>
    </style:style>
    <style:style style:name="MT7" style:family="text">
      <style:text-properties officeooo:rsid="001b33cf"/>
    </style:style>
    <style:style style:name="MT8" style:family="text">
      <style:text-properties style:language-asian="en" style:country-asian="US"/>
    </style:style>
    <style:style style:name="MT9" style:family="text"/>
    <style:page-layout style:name="Mpm1">
      <style:page-layout-properties fo:page-width="21.001cm" fo:page-height="29.7cm" style:num-format="1" style:print-orientation="portrait" fo:margin-top="1.199cm" fo:margin-bottom="2.5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2.5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199cm" fo:margin-bottom="1.199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>
        <style:header-footer-properties fo:min-height="1.302cm" fo:margin-left="0cm" fo:margin-right="0cm" fo:margin-top="1.203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MP1"><text:span text:style-name="MT1">Trabalho d</text:span><text:span text:style-name="MT2">o</text:span><text:span text:style-name="MT1"> </text:span><text:span text:style-name="MT2">curso Técnico em Desenvolvimento de Sistemas </text:span><text:span text:style-name="MT3">do IFSULDEMINAS</text:span><text:span text:style-name="MT2"> <text:s/>disciplina: Projeto Interdisciplinar</text:span></text:p>
        <text:p text:style-name="MP2"><text:span text:style-name="MT2">Aluno</text:span><text:span text:style-name="MT4">s</text:span><text:span text:style-name="MT1">: </text:span><text:span text:style-name="MT2">Gabriel Henrique da Cruz Faria – </text:span><text:span text:style-name="MT4">RA: 201924410331</text:span></text:p>
        <text:p text:style-name="MP2"><text:span text:style-name="MT5">Daniel Augusto de Melo Pedro – </text:span><text:span text:style-name="MT6">RA: 201924410216</text:span><text:span text:style-name="MT2"> </text:span></text:p>
        <text:p text:style-name="MP3">professor: <text:s text:c="2"/>Straus Michalsky</text:p>
        <text:p text:style-name="MP4">data: 1<text:span text:style-name="MT7">5</text:span>/03/2021</text:p>
        <text:p text:style-name="MP5"/>
        <text:p text:style-name="MP5"/>
      </style:header>
      <style:footer>
        <text:p text:style-name="MP6"><text:page-number text:select-page="current">5</text:page-number></text:p>
      </style:footer>
    </style:master-page>
    <style:master-page style:name="Converter_20_1" style:display-name="Converter 1" style:page-layout-name="Mpm2">
      <style:header>
        <text:p text:style-name="Standard"/>
        <text:p text:style-name="MP7">Methodology Explorer – Trabalho de Graduação 2002.2</text:p>
        <text:p text:style-name="MP8">Graduando: Carlos Roberto da Silva Júnior</text:p>
        <text:p text:style-name="MP8">Orientador: Hermano Perrelli de Moura</text:p>
        <text:p text:style-name="MP9"/>
        <text:p text:style-name="Header"/>
        <text:p text:style-name="Header"/>
      </style:header>
      <style:header-first>
        <text:p text:style-name="Header"/>
      </style:header-first>
    </style:master-page>
    <style:master-page style:name="Converter_20_2" style:display-name="Converter 2" style:page-layout-name="Mpm3">
      <style:header>
        <text:p text:style-name="MP10"/>
      </style:header>
      <style:footer>
        <table:table table:name="Tabela17" table:style-name="Tabela17">
          <table:table-column table:style-name="Tabela17.A"/>
          <table:table-column table:style-name="Tabela17.B"/>
          <table:table-row table:style-name="Tabela17.1">
            <table:table-cell table:style-name="Tabela17.A1" table:number-rows-spanned="2" office:value-type="string">
              <text:p text:style-name="MP11">Documento de Requisitos</text:p>
              <text:p text:style-name="MP11"><text:span text:style-name="MT8">Arquivo: </text:span><text:span text:style-name="MT8"><text:file-name text:display="name-and-extension">requisitosPedidosRestaurante - 14 mar.odt</text:file-name></text:span></text:p>
              <text:p text:style-name="MP12"/>
            </table:table-cell>
            <table:table-cell table:style-name="Tabela17.A1" office:value-type="string">
              <text:p text:style-name="MP6">Página <text:span text:style-name="Page_20_Number"><text:page-number text:select-page="current">0</text:page-number></text:span><text:bookmark text:name="_Ref471361557"/><text:span text:style-name="Page_20_Number"><text:s/>de </text:span><text:span text:style-name="Page_20_Number"><text:page-count style:num-format="1">5</text:page-count></text:span></text:p>
            </table:table-cell>
          </table:table-row>
          <table:table-row table:style-name="Tabela17.2">
            <table:covered-table-cell/>
            <table:table-cell table:style-name="Tabela17.B2" office:value-type="string">
              <text:p text:style-name="MP6">Última Atualização: <text:modification-date style:data-style-name="N107">15/03/2021 01:54:57 PM</text:modification-date>h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3">
      <style:header>
        <text:p text:style-name="MP10"/>
      </style:header>
      <style:foot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table:number-rows-spanned="2" office:value-type="string">
              <text:p text:style-name="MP11">Documento de Requisitos</text:p>
              <text:p text:style-name="MP11"><text:span text:style-name="MT8">Arquivo: </text:span><text:span text:style-name="MT8"><text:file-name text:display="name-and-extension">requisitosPedidosRestaurante - 14 mar.odt</text:file-name></text:span></text:p>
              <text:p text:style-name="MP12"/>
            </table:table-cell>
            <table:table-cell table:style-name="Tabela18.A1" office:value-type="string">
              <text:p text:style-name="MP6">Página <text:span text:style-name="Page_20_Number"><text:page-number text:select-page="current">0</text:page-number></text:span><text:span text:style-name="Page_20_Number"><text:s/>de </text:span><text:span text:style-name="Page_20_Number"><text:page-count style:num-format="1">5</text:page-count></text:span></text:p>
            </table:table-cell>
          </table:table-row>
          <table:table-row table:style-name="Tabela18.2">
            <table:covered-table-cell/>
            <table:table-cell table:style-name="Tabela18.B2" office:value-type="string">
              <text:p text:style-name="MP6">Última Atualização: <text:modification-date style:data-style-name="N107">15/03/2021 01:54:57 PM</text:modification-date>h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o de Requisitos</dc:title>
    <meta:initial-creator>crsj</meta:initial-creator>
    <meta:creation-date>2002-08-08T16:05:00</meta:creation-date>
    <dc:date>2021-03-15T13:54:57.754000000</dc:date>
    <meta:editing-cycles>156</meta:editing-cycles>
    <meta:editing-duration>PT8H12M51S</meta:editing-duration>
    <meta:generator>LibreOffice/7.0.3.1$Windows_X86_64 LibreOffice_project/d7547858d014d4cf69878db179d326fc3483e082</meta:generator>
    <meta:document-statistic meta:table-count="2" meta:image-count="0" meta:object-count="0" meta:page-count="5" meta:paragraph-count="75" meta:word-count="941" meta:character-count="6133" meta:non-whitespace-character-count="5259"/>
  </office:meta>
</office:document-meta>
</file>